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Th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neither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ith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c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'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ac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and*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h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neither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s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ith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c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'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c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*and*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!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h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neither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s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ith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c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'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c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*and*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!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gnments: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</meta:initial-creator>
    <meta:creation-date>2016-03-28T19:36:03.314477716</meta:creation-date>
    <dc:date>2016-03-28T20:41:06.140800230</dc:date>
    <dc:creator>seb </dc:creator>
    <meta:editing-duration>PT34M42S</meta:editing-duration>
    <meta:editing-cycles>1</meta:editing-cycles>
    <meta:document-statistic meta:table-count="1" meta:cell-count="497" meta:object-count="0"/>
    <meta:generator>LibreOffice/4.2.8.2$Linux_X86_64 LibreOffice_project/420m0$Build-2</meta:generator>
  </office:meta>
</office:document-meta>
</file>